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erif" svg:font-family="&quot;Liberation Serif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ext-properties fo:color="#C9211E" style:font-name="Liberation Sans" style:font-name-asian="Liberation Sans" style:font-name-complex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729FCF"/>
      <style:text-properties style:font-name="Liberation Sans" style:font-name-asian="Liberation Sans" style:font-name-complex="Liberation Sans" fo:font-size="15pt" style:font-size-asian="15pt" style:font-size-complex="15pt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Hiper_322__261_cze" style:data-style-name="N0">
      <style:table-cell-properties fo:border="thin solid #000000" style:vertical-align="automatic" fo:wrap-option="wrap"/>
      <style:text-properties fo:color="#467886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11" style:family="table-cell" style:parent-style-name="Hiper_322__261_cze" style:data-style-name="N0">
      <style:table-cell-properties fo:border="thin solid #000000" style:vertical-align="automatic" fo:wrap-option="wrap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 style:use-optimal-column-width="true"/>
    </style:style>
    <style:style style:name="co3" style:family="table-column">
      <style:table-column-properties fo:break-before="auto" style:column-width="4.41854166666667cm" style:use-optimal-column-width="true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12.9116666666667cm"/>
    </style:style>
    <style:style style:name="co7" style:family="table-column">
      <style:table-column-properties fo:break-before="auto" style:column-width="14.2610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ro4" style:family="table-row">
      <style:table-row-properties style:row-height="54pt" style:use-optimal-row-height="true" fo:break-before="auto"/>
    </style:style>
    <style:style style:name="ro5" style:family="table-row">
      <style:table-row-properties style:row-height="64.5pt" style:use-optimal-row-height="true" fo:break-before="auto"/>
    </style:style>
    <style:style style:name="ro6" style:family="table-row">
      <style:table-row-properties style:row-height="51.7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ment</text:p>
          </table:table-cell>
          <table:table-cell office:value-type="string" table:style-name="ce2">
            <text:p>Cena jednostkowa NETTO</text:p>
          </table:table-cell>
          <table:table-cell office:value-type="string" table:style-name="ce2">
            <text:p>Ilość</text:p>
          </table:table-cell>
          <table:table-cell office:value-type="string" table:style-name="ce2">
            <text:p>Cena łącznie</text:p>
          </table:table-cell>
          <table:table-cell office:value-type="string" table:style-name="ce2">
            <text:p>Link TME</text:p>
          </table:table-cell>
          <table:table-cell office:value-type="string" table:style-name="ce2">
            <text:p>NOTATKI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7">
            <text:p>Attiny402</text:p>
          </table:table-cell>
          <table:table-cell office:value-type="float" office:value="1.696" table:style-name="ce7">
            <text:p>1.696</text:p>
          </table:table-cell>
          <table:table-cell office:value-type="float" office:value="500" table:style-name="ce8">
            <text:p>500</text:p>
          </table:table-cell>
          <table:table-cell office:value-type="float" office:value="848" table:formula="of:=[.D3]*[.C3]" table:style-name="ce8">
            <text:p>848</text:p>
          </table:table-cell>
          <table:table-cell office:value-type="string" table:style-name="ce9">
            <text:p>https://www.tme.eu/pl/details/attiny402-ssn/rodzina-avr-8-bit/microchip-technology/</text:p>
          </table:table-cell>
          <table:table-cell office:value-type="string" table:style-name="ce7">
            <text:p>Cena jednostkowa przy 100 sztukach</text:p>
          </table:table-cell>
          <table:table-cell table:style-name="ce3"/>
          <table:table-cell table:number-columns-repeated="16376" table:style-name="ce1"/>
        </table:table-row>
        <table:table-row table:style-name="ro2">
          <table:table-cell/>
          <table:table-cell office:value-type="string" table:style-name="ce8">
            <text:p>MMFTP84W</text:p>
          </table:table-cell>
          <table:table-cell office:value-type="float" office:value="0.17560000000000001" table:style-name="ce7">
            <text:p>0.1756</text:p>
          </table:table-cell>
          <table:table-cell office:value-type="float" office:value="2000" table:style-name="ce7">
            <text:p>2000</text:p>
          </table:table-cell>
          <table:table-cell office:value-type="float" office:value="351.2" table:formula="of:=[.D4]*[.C4]" table:style-name="ce8">
            <text:p>351.2</text:p>
          </table:table-cell>
          <table:table-cell office:value-type="string" table:style-name="ce9">
            <text:p><text:a xlink:href="https://www.tme.eu/pl/details/mmftp84w-dio/tranzystory-z-kanalem-p-smd/diotec-semiconductor/mmftp84w/">https://www.tme.eu/pl/details/mmftp84w-dio/tranzystory-z-kanalem-p-smd/diotec-semiconductor/mmftp84w/</text:a></text:p>
          </table:table-cell>
          <table:table-cell office:value-type="string" table:style-name="ce7">
            <text:p>Cena przy 500 sztukach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BC846-QR</text:p>
          </table:table-cell>
          <table:table-cell office:value-type="float" office:value="9.2499999999999999E-2" table:style-name="ce7">
            <text:p>0.0925</text:p>
          </table:table-cell>
          <table:table-cell office:value-type="float" office:value="2000" table:style-name="ce7">
            <text:p>2000</text:p>
          </table:table-cell>
          <table:table-cell office:value-type="float" office:value="185" table:formula="of:=[.D5]*[.C5]" table:style-name="ce8">
            <text:p>185</text:p>
          </table:table-cell>
          <table:table-cell office:value-type="string" table:style-name="ce9">
            <text:p><text:a xlink:href="https://www.tme.eu/pl/details/bc846-qr/tranzystory-npn-smd/nexperia/">https://www.tme.eu/pl/details/bc846-qr/tranzystory-npn-smd/nexperia/</text:a></text:p>
          </table:table-cell>
          <table:table-cell office:value-type="string" table:style-name="ce7">
            <text:p>Cena przy 250 sztukac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8">
            <text:p>BAS70-5</text:p>
          </table:table-cell>
          <table:table-cell office:value-type="float" office:value="0.14410000000000001" table:style-name="ce7">
            <text:p>0.1441</text:p>
          </table:table-cell>
          <table:table-cell office:value-type="float" office:value="2000" table:style-name="ce7">
            <text:p>2000</text:p>
          </table:table-cell>
          <table:table-cell office:value-type="float" office:value="288.2" table:formula="of:=[.D6]*[.C6]" table:style-name="ce8">
            <text:p>288.2</text:p>
          </table:table-cell>
          <table:table-cell office:value-type="string" table:style-name="ce9">
            <text:p><text:a xlink:href="https://www.tme.eu/pl/details/bas70-05-dio/diody-schottky-smd/diotec-semiconductor/bas70-5/">https://www.tme.eu/pl/details/bas70-05-dio/diody-schottky-smd/diotec-semiconductor/bas70-5/</text:a></text:p>
          </table:table-cell>
          <table:table-cell office:value-type="string" table:style-name="ce7">
            <text:p>Cena przy 100 sztukac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8">
            <text:p>0603WAJ0103T5E</text:p>
          </table:table-cell>
          <table:table-cell office:value-type="float" office:value="6.79E-3" table:style-name="ce7">
            <text:p>0.00679</text:p>
          </table:table-cell>
          <table:table-cell office:value-type="float" office:value="10000" table:style-name="ce8">
            <text:p>10000</text:p>
          </table:table-cell>
          <table:table-cell office:value-type="float" office:value="67.900000000000006" table:formula="of:=[.D7]*[.C7]" table:style-name="ce8">
            <text:p>67.9</text:p>
          </table:table-cell>
          <table:table-cell office:value-type="string" table:style-name="ce9">
            <text:p><text:a xlink:href="https://www.tme.eu/pl/details/smd0603-10k/rezystory-smd/royal-ohm/0603saj0103t5e/">https://www.tme.eu/pl/details/smd0603-10k/rezystory-smd/royal-ohm/0603saj0103t5e/</text:a></text:p>
          </table:table-cell>
          <table:table-cell office:value-type="string" table:style-name="ce7">
            <text:p>Cena przy 1000 sztuk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8">
            <text:p>TACTM-64N-F</text:p>
          </table:table-cell>
          <table:table-cell office:value-type="float" office:value="0.73699999999999999" table:style-name="ce7">
            <text:p>0.737</text:p>
          </table:table-cell>
          <table:table-cell office:value-type="float" office:value="500" table:style-name="ce8">
            <text:p>500</text:p>
          </table:table-cell>
          <table:table-cell office:value-type="float" office:value="368.5" table:formula="of:=[.D8]*[.C8]" table:style-name="ce8">
            <text:p>368.5</text:p>
          </table:table-cell>
          <table:table-cell office:value-type="string" table:style-name="ce9">
            <text:p><text:a xlink:href="https://www.tme.eu/pl/details/pts645sk43smtr92/mikroprzelaczniki-tact/c-k/pts645sk43smtr92-lfs/">https://www.tme.eu/pl/details/pts645sk43smtr92/mikroprzelaczniki-tact/c-k/pts645sk43smtr92-lfs/</text:a></text:p>
          </table:table-cell>
          <table:table-cell office:value-type="string" table:style-name="ce7">
            <text:p>Cena przy 250 sztuk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8">
            <text:p>FYLS-0805URC (czerwone)</text:p>
          </table:table-cell>
          <table:table-cell office:value-type="float" office:value="6.5299999999999997E-2" table:style-name="ce7">
            <text:p>0.0653</text:p>
          </table:table-cell>
          <table:table-cell office:value-type="float" office:value="5000" table:style-name="ce7">
            <text:p>5000</text:p>
          </table:table-cell>
          <table:table-cell office:value-type="float" office:value="326.5" table:formula="of:=[.D9]*[.C9]" table:style-name="ce8">
            <text:p>326.5</text:p>
          </table:table-cell>
          <table:table-cell office:value-type="string" table:style-name="ce9">
            <text:p><text:a xlink:href="https://www.tme.eu/pl/details/rf-rub170ts-bd/diody-led-smd-kolorowe/refond/">https://www.tme.eu/pl/details/rf-rub170ts-bd/diody-led-smd-kolorowe/refond/</text:a></text:p>
          </table:table-cell>
          <table:table-cell office:value-type="string" table:style-name="ce7">
            <text:p>Cena przy 4000 sztukach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4">
          <table:table-cell/>
          <table:table-cell office:value-type="string" table:style-name="ce10">
            <text:p>LTST-C170KSKTLITEON-LED (żółte)</text:p>
          </table:table-cell>
          <table:table-cell office:value-type="float" office:value="0.1353" table:style-name="ce7">
            <text:p>0.1353</text:p>
          </table:table-cell>
          <table:table-cell office:value-type="float" office:value="5000" table:style-name="ce7">
            <text:p>5000</text:p>
          </table:table-cell>
          <table:table-cell office:value-type="float" office:value="676.5" table:formula="of:=[.D10]*[.C10]" table:style-name="ce8">
            <text:p>676.5</text:p>
          </table:table-cell>
          <table:table-cell office:value-type="string" table:style-name="ce11">
            <text:p><text:a xlink:href="https://www.tme.eu/pl/details/ltst-c170kskt/diody-led-smd-kolorowe/liteon/">https://www.tme.eu/pl/details/ltst-c170kskt/diody-led-smd-kolorowe/liteon/</text:a></text:p>
          </table:table-cell>
          <table:table-cell office:value-type="string" table:style-name="ce7">
            <text:p>Cena przy 3000 sztukach</text:p>
          </table:table-cell>
          <table:table-cell table:style-name="ce6"/>
          <table:table-cell table:style-name="ce4"/>
          <table:table-cell table:number-columns-repeated="16375"/>
        </table:table-row>
        <table:table-row table:style-name="ro5">
          <table:table-cell/>
          <table:table-cell office:value-type="string" table:style-name="ce8">
            <text:p>LTST-C170KFKT (pomarańczowe)</text:p>
          </table:table-cell>
          <table:table-cell office:value-type="float" office:value="9.8799999999999999E-2" table:style-name="ce7">
            <text:p>0.0988</text:p>
          </table:table-cell>
          <table:table-cell office:value-type="float" office:value="5000" table:style-name="ce7">
            <text:p>5000</text:p>
          </table:table-cell>
          <table:table-cell office:value-type="float" office:value="494" table:formula="of:=[.D11]*[.C11]" table:style-name="ce8">
            <text:p>494</text:p>
          </table:table-cell>
          <table:table-cell office:value-type="string" table:style-name="ce9">
            <text:p><text:a xlink:href="https://www.tme.eu/pl/details/ltst-c170kfkt/diody-led-smd-kolorowe/liteon/">https://www.tme.eu/pl/details/ltst-c170kfkt/diody-led-smd-kolorowe/liteon/</text:a></text:p>
          </table:table-cell>
          <table:table-cell office:value-type="string" table:style-name="ce7">
            <text:p>Cena przy 3000 sztukach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6">
          <table:table-cell/>
          <table:table-cell office:value-type="string" table:style-name="ce8">
            <text:p>RF-GSB170TS-BC (żółto-zielone)</text:p>
          </table:table-cell>
          <table:table-cell office:value-type="float" office:value="8.6699999999999999E-2" table:style-name="ce7">
            <text:p>0.0867</text:p>
          </table:table-cell>
          <table:table-cell office:value-type="float" office:value="5000" table:style-name="ce7">
            <text:p>5000</text:p>
          </table:table-cell>
          <table:table-cell office:value-type="float" office:value="433.5" table:formula="of:=[.D12]*[.C12]" table:style-name="ce8">
            <text:p>433.5</text:p>
          </table:table-cell>
          <table:table-cell office:value-type="string" table:style-name="ce9">
            <text:p><text:a xlink:href="https://www.tme.eu/pl/details/rf-gsb170ts-bc/diody-led-smd-kolorowe/refond/">https://www.tme.eu/pl/details/rf-gsb170ts-bc/diody-led-smd-kolorowe/refond/</text:a></text:p>
          </table:table-cell>
          <table:table-cell office:value-type="string" table:style-name="ce7">
            <text:p>Cena przy 4000 sztukach</text:p>
          </table:table-cell>
          <table:table-cell table:number-columns-repeated="16377" table:style-name="ce1"/>
        </table:table-row>
        <table:table-row table:style-name="ro7">
          <table:table-cell/>
          <table:table-cell office:value-type="string" table:style-name="ce8">
            <text:p>0603SAJ0221T5E</text:p>
          </table:table-cell>
          <table:table-cell office:value-type="float" office:value="2.5100000000000001E-3" table:style-name="ce7">
            <text:p>0.00251</text:p>
          </table:table-cell>
          <table:table-cell office:value-type="float" office:value="30000" table:style-name="ce7">
            <text:p>30000</text:p>
          </table:table-cell>
          <table:table-cell office:value-type="float" office:value="75.3" table:formula="of:=[.D13]*[.C13]" table:style-name="ce8">
            <text:p>75.3</text:p>
          </table:table-cell>
          <table:table-cell office:value-type="string" table:style-name="ce9">
            <text:p>https://www.tme.eu/pl/details/0603saj0221t5e/rezystory-smd/royalohm/</text:p>
          </table:table-cell>
          <table:table-cell office:value-type="string" table:style-name="ce7">
            <text:p>Cena przy 5000 sztuk</text:p>
          </table:table-cell>
          <table:table-cell table:style-name="ce6"/>
          <table:table-cell table:style-name="ce4"/>
          <table:table-cell table:number-columns-repeated="16375"/>
        </table:table-row>
        <table:table-row table:style-name="ro2">
          <table:table-cell/>
          <table:table-cell office:value-type="string" table:style-name="ce8">
            <text:p>Koszyk na baterię</text:p>
          </table:table-cell>
          <table:table-cell office:value-type="float" office:value="2.0169999999999999" table:style-name="ce7">
            <text:p>2.017</text:p>
          </table:table-cell>
          <table:table-cell office:value-type="float" office:value="400" table:style-name="ce7">
            <text:p>400</text:p>
          </table:table-cell>
          <table:table-cell office:value-type="float" office:value="806.8" table:formula="of:=[.D14]*[.C14]" table:style-name="ce8">
            <text:p>806.8</text:p>
          </table:table-cell>
          <table:table-cell office:value-type="string" table:style-name="ce9">
            <text:p><text:a xlink:href="https://www.tme.eu/pl/details/keys3003/baterie-pojemniki-i-uchwyty/keystone/3003/">https://www.tme.eu/pl/details/keys3003/baterie-pojemniki-i-uchwyty/keystone/3003/</text:a></text:p>
          </table:table-cell>
          <table:table-cell office:value-type="string" table:style-name="ce7">
            <text:p>Cena przy 20 sztukach</text:p>
          </table:table-cell>
          <table:table-cell table:number-columns-repeated="16377" table:style-name="ce1"/>
        </table:table-row>
        <table:table-row table:style-name="ro7">
          <table:table-cell/>
          <table:table-cell office:value-type="string" table:style-name="ce8">
            <text:p>Bateria CR2032</text:p>
          </table:table-cell>
          <table:table-cell office:value-type="float" office:value="0.67900000000000005" table:style-name="ce7">
            <text:p>0.679</text:p>
          </table:table-cell>
          <table:table-cell office:value-type="float" office:value="500" table:style-name="ce7">
            <text:p>500</text:p>
          </table:table-cell>
          <table:table-cell office:value-type="float" office:value="339.5" table:formula="of:=[.D15]*[.C15]" table:style-name="ce8">
            <text:p>339.5</text:p>
          </table:table-cell>
          <table:table-cell office:value-type="string" table:style-name="ce9">
            <text:p><text:a xlink:href="https://www.tme.eu/pl/details/bat-cr2032_a/baterie/akyga-battery/aky1075/">https://www.tme.eu/pl/details/bat-cr2032_a/baterie/akyga-battery/aky1075/</text:a></text:p>
          </table:table-cell>
          <table:table-cell office:value-type="string" table:style-name="ce7">
            <text:p>Cena przy 100 sztukach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8">
          <table:table-cell/>
          <table:table-cell office:value-type="string" table:style-name="ce5">
            <text:p>SUMA</text:p>
          </table:table-cell>
          <table:table-cell office:value-type="float" office:value="5260.9000000000005" table:formula="of:=SUM([.E3:.E15])" table:style-name="ce5">
            <text:p>5260.9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erif" svg:font-family="&quot;Liberation Serif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iper_322__261_cze" style:display-name="Hiperłącz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Krzysztof Sikora</meta:initial-creator>
    <dc:creator>Krzysztof Sikora</dc:creator>
    <meta:creation-date>2024-09-08T19:17:29Z</meta:creation-date>
    <dc:date>2026-03-13T20:18:29Z</dc:date>
  </office:meta>
</office:document-meta>
</file>